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text-properties fo:font-weight="bold"/>
    </style:style>
    <style:style style:name="P3" style:family="paragraph" style:parent-style-name="Heading_20_3">
      <style:text-properties fo:font-weight="bold"/>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fo:font-weight="normal"/>
    </style:style>
    <style:style style:name="P6" style:family="paragraph" style:parent-style-name="Text_20_body">
      <style:text-properties fo:font-weight="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T1" style:family="text">
      <style:text-properties fo:font-weight="normal"/>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RL - Tutorial básico de uso / Comandos básicos</text:h>
      <text:p text:style-name="P9">04/07/2018 Categorias: <text:a xlink:type="simple" xlink:href="https://www.codecommit.com.br/categoria/cheatsheets" text:style-name="Internet_20_link" text:visited-style-name="Visited_20_Internet_20_Link">Cheatsheets</text:a>, <text:a xlink:type="simple" xlink:href="https://www.codecommit.com.br/categoria/ferramentas" text:style-name="Internet_20_link" text:visited-style-name="Visited_20_Internet_20_Link">Ferramentas</text:a>, <text:a xlink:type="simple" xlink:href="https://www.codecommit.com.br/categoria/linux" text:style-name="Internet_20_link" text:visited-style-name="Visited_20_Internet_20_Link">Linux</text:a>, <text:a xlink:type="simple" xlink:href="https://www.codecommit.com.br/categoria/devops" text:style-name="Internet_20_link" text:visited-style-name="Visited_20_Internet_20_Link">DevOps</text:a>, Tags: <text:a xlink:type="simple" xlink:href="https://www.codecommit.com.br/palavra-chave/comandos" text:style-name="Internet_20_link" text:visited-style-name="Visited_20_Internet_20_Link">comandos</text:a>, <text:a xlink:type="simple" xlink:href="https://www.codecommit.com.br/palavra-chave/servidores" text:style-name="Internet_20_link" text:visited-style-name="Visited_20_Internet_20_Link">servidores</text:a>, <text:a xlink:type="simple" xlink:href="https://www.codecommit.com.br/palavra-chave/curl" text:style-name="Internet_20_link" text:visited-style-name="Visited_20_Internet_20_Link">curl</text:a>, </text:p>
      <text:p text:style-name="Text_20_body"><text:s/></text:p>
      <text:p text:style-name="Text_20_body">O <text:a xlink:type="simple" xlink:href="https://curl.haxx.se/" text:style-name="Internet_20_link" text:visited-style-name="Visited_20_Internet_20_Link">cURL</text:a> é uma ferramenta de linha de comando ou biblioteca para realizar transferencia de informações com URLs. </text:p>
      <text:p text:style-name="Text_20_body">Ele suporta diversos tipos de transferência, como HTTP, HTTPS, IMAP, FTP, SFTP, IMAP, SCP, SMTP, Telnet e diversos outros protocolos utilizados pelo mercado.</text:p>
      <text:p text:style-name="Text_20_body">A grande maioria das linguagens de programação tem suporte nativo ao cURL, pela sua grande usabilidade.</text:p>
      <text:h text:style-name="Heading_20_2" text:outline-level="2">Uso básico - GET</text:h>
      <text:p text:style-name="Text_20_body">Fazendo uma requisição GET para uma URL específica</text:p>
      <text:p text:style-name="P4"><text:span text:style-name="Source_20_Text">curl https://url.com.br/</text:span></text:p>
      <text:p text:style-name="Text_20_body">Incluindo informações de HTTP-Header no retorno</text:p>
      <text:p text:style-name="P4"><text:span text:style-name="Source_20_Text">curl --include https://url.com.br/</text:span></text:p>
      <text:h text:style-name="Heading_20_2" text:outline-level="2">Autenticação de usuário</text:h>
      <text:p text:style-name="Text_20_body">Informando apenas um usuário (o cURL pede a senha em seguida, ideal para ser usado em scripts e não armazenar senhas)</text:p>
      <text:p text:style-name="P4"><text:span text:style-name="Source_20_Text">curl --user "usuario" https://url.com.br/</text:span></text:p>
      <text:p text:style-name="Text_20_body">Informando usuário e senha</text:p>
      <text:p text:style-name="P4"><text:span text:style-name="Source_20_Text">curl --user "usuario:senha" https://url.com.br/</text:span></text:p>
      <text:h text:style-name="Heading_20_2" text:outline-level="2">POST</text:h>
      <text:p text:style-name="Text_20_body">Use a flag <text:span text:style-name="Source_20_Text">--request (-X)</text:span> juntamente com a flag <text:span text:style-name="Source_20_Text">--data (-d)</text:span> para realizar uma requisição do tipo POST</text:p>
      <text:p text:style-name="P4"><text:span text:style-name="Source_20_Text">curl --request POST --data 'success=true' https://url.com.br/</text:span></text:p>
      <text:p text:style-name="Text_20_body">Sempre que a flag <text:span text:style-name="Source_20_Text">--data</text:span> for informada o cURL irá assumir que a requisição é to tipo POST</text:p>
      <text:p text:style-name="P4"><text:span text:style-name="Source_20_Text">curl --data 'success=true' https://url.com.br/</text:span></text:p>
      <text:p text:style-name="Text_20_body">A informação do POST pode ser informada como em uma URL</text:p>
      <text:p text:style-name="P4"><text:span text:style-name="Source_20_Text">curl --request POST --data 'success=true&amp;alert=true&amp;status=2' https://url.com.br/</text:span></text:p>
      <text:p text:style-name="Text_20_body"><text:soft-page-break/>Você pode informar um arquivo para que as informações do POST sejam lidas</text:p>
      <text:p text:style-name="P4"><text:span text:style-name="Source_20_Text">curl --data @data.txt https://url.com.br/</text:span></text:p>
      <text:h text:style-name="Heading_20_2" text:outline-level="2">Headers</text:h>
      <text:p text:style-name="Text_20_body">As vezes você precisa informar algum cabeçalho na requisição</text:p>
      <text:p text:style-name="P4"><text:span text:style-name="Source_20_Text">curl -H 'Content-Type: application/json' -H 'Authentication: f536bc365bc53cf366c3fbc36b5f3' --data 'success=true' https://url.com.br/</text:span></text:p>
      <text:h text:style-name="Heading_20_2" text:outline-level="2">HTTPS</text:h>
      <text:p text:style-name="Text_20_body">Você pode pedir para o cURL ignorar o HTTPS passando a flag <text:span text:style-name="Source_20_Text">--insecure</text:span>. Esta flag deve ser usada com cuidado, pois pode gerar insegurança nas requisições.</text:p>
      <text:p text:style-name="P4"><text:span text:style-name="Source_20_Text">curl --insecure https://url.com.br/</text:span></text:p>
      <text:p text:style-name="Text_20_body">--</text:p>
      <text:p text:style-name="Text_20_body">Artigo traduzido deste gist: <text:a xlink:type="simple" xlink:href="https://gist.github.com/caspyin/2288960" text:style-name="Internet_20_link" text:visited-style-name="Visited_20_Internet_20_Link">https://gist.github.com/caspyin/2288960</text:a></text:p>
      <text:p text:style-name="Standard"><text:a xlink:type="simple" xlink:href="https://www.codecommit.com.br/curl-tutorial-basico-comandos-basicos" text:style-name="Internet_20_link" text:visited-style-name="Visited_20_Internet_20_Link">https://www.codecommit.com.br/curl-tutorial-basico-comandos-basicos</text:a></text:p>
      <text:p text:style-name="Standard"/>
      <text:h text:style-name="P1" text:outline-level="1">O Que é Comando Curl e Como Usar?</text:h>
      <text:p text:style-name="Text_20_body"><text:span text:style-name="T1">O que é </text:span><text:span text:style-name="Strong_20_Emphasis"><text:span text:style-name="T1">Comando Curl</text:span></text:span><text:span text:style-name="T1">? É um comando disponível na maioria dos sistemas baseado em Unix. Ele é usado como abreviação para “Client URL”. Comandos Curl são destinados para funcionar como uma forma de verificar a conectividade da URL, além de ser uma ótima ferramenta de transferência de dados. Vamos ver como você poderá usar o Comando Curl.</text:span></text:p>
      <text:p text:style-name="P6">O Comando Curl suporta a lista de protocolos abaixo: </text:p>
      <text:list xml:id="list333158365" text:style-name="L1">
        <text:list-item>
          <text:p text:style-name="P10"><text:span text:style-name="T1">HTTP e HTTPS;</text:span> </text:p>
        </text:list-item>
        <text:list-item>
          <text:p text:style-name="P10"><text:span text:style-name="T1">FTP e FTPS;</text:span> </text:p>
        </text:list-item>
        <text:list-item>
          <text:p text:style-name="P10"><text:span text:style-name="T1">IMAP e IMAPS;</text:span> </text:p>
        </text:list-item>
        <text:list-item>
          <text:p text:style-name="P10"><text:span text:style-name="T1">POP3 e POP3S;</text:span> </text:p>
        </text:list-item>
        <text:list-item>
          <text:p text:style-name="P10"><text:span text:style-name="T1">SMB e SMBS;</text:span> </text:p>
        </text:list-item>
        <text:list-item>
          <text:p text:style-name="P10"><text:span text:style-name="T1">SFTP;</text:span> </text:p>
        </text:list-item>
        <text:list-item>
          <text:p text:style-name="P10"><text:span text:style-name="T1">SCP;</text:span> </text:p>
        </text:list-item>
        <text:list-item>
          <text:p text:style-name="P10"><text:span text:style-name="T1">TELNET;</text:span> </text:p>
        </text:list-item>
        <text:list-item>
          <text:p text:style-name="P10"><text:span text:style-name="T1">GOPHER;</text:span> </text:p>
        </text:list-item>
        <text:list-item>
          <text:p text:style-name="P10"><text:span text:style-name="T1">LDAP e LDAPS;</text:span> </text:p>
        </text:list-item>
        <text:list-item>
          <text:p text:style-name="P7"><text:span text:style-name="T1">SMTP e SMTPS.</text:span> </text:p>
        </text:list-item>
      </text:list>
      <text:p text:style-name="Text_20_body"><text:span text:style-name="T1">Estes são os protocolos mais importantes suportados, mas existem outros também. Curl é empoderado por </text:span><text:span text:style-name="Emphasis"><text:span text:style-name="T1">libcurl</text:span></text:span><text:span text:style-name="T1">, que é uma biblioteca de transferência URL gratuita para o cliente.</text:span></text:p>
      <text:p text:style-name="Text_20_body"><text:span text:style-name="Strong_20_Emphasis">Hospedagem VPS</text:span> simples, rápida e confiável com a <text:span text:style-name="Strong_20_Emphasis">Hostinger</text:span>! Tenha 100% de acesso root, suporte IPv6 e 30 dias para pedir reembolso.</text:p>
      <text:p text:style-name="Text_20_body"><text:bookmark text:name="hgr-tutorials-cta"/><text:a xlink:type="simple" xlink:href="https://www.hostinger.com.br/servidor-vps" text:style-name="Internet_20_link" text:visited-style-name="Visited_20_Internet_20_Link">Assine Agora</text:a></text:p>
      <text:h text:style-name="P2" text:outline-level="2">Verificar Versão Curl</text:h>
      <text:p text:style-name="Text_20_body"><text:span text:style-name="T1">Antes de começar a trabalhar com Curl, é preciso fazer login na sua VPS. Se você precisa de ajuda, veja este tutorial </text:span><text:a xlink:type="simple" xlink:href="https://www.hostinger.com.br/tutoriais/como-se-conectar-servidor-vps-usando-terminal-ssh/" text:style-name="Internet_20_link" text:visited-style-name="Visited_20_Internet_20_Link"><text:span text:style-name="Strong_20_Emphasis">sobre SSH</text:span></text:a><text:span text:style-name="T1">. </text:span></text:p>
      <text:p text:style-name="P6">Primeiro vamos ver qual versão do Curl está disponível usando o seguinte comando: </text:p>
      <text:p text:style-name="P5">curl --version</text:p>
      <text:p text:style-name="P6">A saída mostrará a versão Curl com lista de protocolos suportados. Agora vamos ver alguns exemplos de comandos curl.</text:p>
      <text:h text:style-name="P3" text:outline-level="3">Comando Curl – Sintaxe Básica</text:h>
      <text:p text:style-name="P6">Vamos aprender como usar comandos curl. A sintaxe básica do curl se parece com isto: </text:p>
      <text:p text:style-name="P5">curl [OPTIONS] [URL]</text:p>
      <text:p text:style-name="Text_20_body"><text:span text:style-name="T1">O uso mais simples do curl é para mostrar o conteúdo de uma página. O exemplo abaixo irá renderizar a página inicial de </text:span><text:span text:style-name="T2">testdomain.com</text:span><text:span text:style-name="T1">.</text:span></text:p>
      <text:p text:style-name="P5">curl testdomain.com</text:p>
      <text:p text:style-name="P6"><text:soft-page-break/>Isto renderizará o código-fonte completo da página inicial do domínio. Se nenhum protocolo foi especificado, o curl interpretará como HTTP. </text:p>
      <text:h text:style-name="P3" text:outline-level="3">Opções de Comandos Curl de Arquivos</text:h>
      <text:p text:style-name="P6">Comandos curl podem fazer downloads de arquivos de um local remoto. Você pode fazer isto de duas formas:</text:p>
      <text:list xml:id="list3204433383" text:style-name="L2">
        <text:list-item>
          <text:p text:style-name="P11"><text:span text:style-name="T2">-O</text:span><text:span text:style-name="T1"> vai salvar o arquivo no diretório atual em funcionamento com o mesmo nome do arquivo remoto.</text:span> </text:p>
        </text:list-item>
        <text:list-item>
          <text:p text:style-name="P8"><text:span text:style-name="T2">-o</text:span><text:span text:style-name="T1"> permite especificar um nome de diferente de arquivo ou local.</text:span> </text:p>
        </text:list-item>
      </text:list>
      <text:p text:style-name="P6">Abaixo, mostramos um exemplo disso: </text:p>
      <text:p text:style-name="P5">curl -O http://testdomain.com/testfile.tar.gz</text:p>
      <text:p text:style-name="Text_20_body"><text:span text:style-name="T1">O comando acima vai salvar isto como </text:span><text:span text:style-name="T2">testfile.tar.gz</text:span><text:span text:style-name="T1">.</text:span></text:p>
      <text:p text:style-name="P5">curl -o newtestfile.tar.gz http://testdomain.com/testfile.tar.gz</text:p>
      <text:p text:style-name="Text_20_body"><text:span text:style-name="T1">O comando acima vai salvar isto como </text:span><text:span text:style-name="T2">newtestfile.tar.gz</text:span><text:span text:style-name="T1">.</text:span></text:p>
      <text:p text:style-name="P6">Se por alguma razão, o download for interrompido, você pode reiniciá-lo usando curl. Você pode fazer isto com o seguinte comando: </text:p>
      <text:p text:style-name="P5">curl -C - -O  http://testdomain.com/testfile.tar.gz</text:p>
      <text:p text:style-name="P6">Usando curl, nós podemos fazer download de múltiplos arquivos, como mostramos abaixo:</text:p>
      <text:p text:style-name="P5">curl -O http://testdomain.com/testfile.tar.gz -O http://mydomain.com/myfile.tar.gz</text:p>
      <text:p text:style-name="P6">Se você quer fazer o download de diversos arquivos de uma URL múltipla, liste todas elas em um arquivo. Comandos curl podem ser combinados com xargs para fazer o download de diferentes URL.</text:p>
      <text:p text:style-name="Text_20_body"><text:span text:style-name="T1">Por exemplo, se tivermos um arquivo chamado </text:span><text:span text:style-name="T2">allUrls.txt</text:span> <text:span text:style-name="T1">que contém uma lista de todas URLs para serem baixadas, então o exemplo abaixo pode ser usado para fazer download de todos os arquivos.</text:span></text:p>
      <text:p text:style-name="P5">xargs –n 1 curl -O &lt; allUrls.txt</text:p>
      <text:h text:style-name="P3" text:outline-level="3">Comandos Curl para HTTP</text:h>
      <text:p text:style-name="P6">Curl também pode ser usado quando há um proxy server. Se você está atrás de um proxy server listado no portão 8090 de sampleproxy.com, faça download dos arquivos como mostra abaixo:</text:p>
      <text:p text:style-name="P5">curl -x  sampleproxy.com:8090 -U username:password -O http:// testdomain.com/testfile.tar.gz</text:p>
      <text:p text:style-name="Text_20_body"><text:span text:style-name="T1">No exemplo acima, você pode pular </text:span><text:span text:style-name="T2">-U username:password</text:span> <text:span text:style-name="T1">se o proxy não requer um método de autenticação.</text:span></text:p>
      <text:p text:style-name="P6">Uma solicitação típica de HTTP sempre vai ter um cabeçalho. O cabeçalho do HTTP envia as informações adicionais sobre o servidor remoto junto com a solicitação atual. Mesmo que através <text:soft-page-break/>de uma ferramenta de navegador do desenvolvedor você possa verificar a informação, também pode fazê-lo usando uma url de comando. </text:p>
      <text:p text:style-name="P6">Abaixo está um exemplo de como recuperar informações de um site.</text:p>
      <text:p text:style-name="P5">curl -I www.testdomain.com</text:p>
      <text:p text:style-name="Text_20_body"><text:span text:style-name="T1">Usando curl, você pode fazer um </text:span><text:span text:style-name="T2">GET</text:span> <text:span text:style-name="T1">e um </text:span><text:span text:style-name="T2">POST request</text:span><text:span text:style-name="T1">. A </text:span><text:span text:style-name="T2">GET</text:span> <text:span text:style-name="T1">request será como abaixo: </text:span></text:p>
      <text:p text:style-name="P5">curl http://mydomain.com</text:p>
      <text:p text:style-name="Text_20_body"><text:span text:style-name="T1">Um </text:span><text:span text:style-name="T2">POST</text:span> <text:span text:style-name="T1">request será como mostramos aqui:</text:span></text:p>
      <text:p text:style-name="P5">curl –data “text=Hello” https://myDomain.com/firstPage.jsp</text:p>
      <text:p text:style-name="Text_20_body"><text:span text:style-name="T1">No </text:span><text:span text:style-name="T2">text=Hello</text:span> <text:span text:style-name="T1">está parâmetro de POST request. este comportamento será similar aos formulários HTML. </text:span></text:p>
      <text:p text:style-name="Text_20_body"><text:span text:style-name="T1">Você também pode especificar métodos múltiplos de HTTP em um único comando curl. Faça isso usando a opção </text:span>–<text:span text:style-name="T2">next</text:span><text:span text:style-name="T1">, como esta:</text:span></text:p>
      <text:p text:style-name="P5">curl –data “text=Hello” https://myDomain.com/firstPage.jsp --next https://myDomain.com/displayResult.jsp</text:p>
      <text:p text:style-name="P6">Aqui, há um POST request seguido por um GET request.</text:p>
      <text:p text:style-name="P6">Toda solicitação HTTP terá um agente usuário que é enviado como parte da solicitação. Isto indica que os detalhes do navegador do cliente. Por padrão, uma solicitação curl contém o curl e detalhes do número da versão do agente usuário. A saída é como mostramos abaixo: </text:p>
      <text:p text:style-name="P4">“<text:span text:style-name="T1">GET / HTTP/1.1” 200 “_” ”curl/7/29/0”</text:span></text:p>
      <text:p text:style-name="P6">Você pode alterar esta informação de agente de usuário padrão usando o comando abaixo: </text:p>
      <text:p text:style-name="P5">curl -I http://mydomain.com –-user-agent “My new Browser”</text:p>
      <text:p text:style-name="P6">Agora a saída alterada será: </text:p>
      <text:p text:style-name="P4">“<text:span text:style-name="T1">GET / HTTP/1.1” 200 “_” ”My new Browser”</text:span></text:p>
      <text:h text:style-name="P3" text:outline-level="3">Curl para Cookies</text:h>
      <text:p text:style-name="Text_20_body"><text:span text:style-name="T1">Comandos Curl podem ser usados para verificar quais os cookies são baixados em qualquer  URL. Então, se você está acessando </text:span><text:span text:style-name="T2">https://www.samplewebsite.com</text:span><text:span text:style-name="T1">, então você pode imprimir um arquivo, salvar os cookies e acessá-lo usando cat ou editor VM.</text:span></text:p>
      <text:p text:style-name="P6">Abaixo você vê um exemplo do comando: </text:p>
      <text:p text:style-name="P5">curl --cookie-jar Mycookies.txt https://www.samplewebsite.com /index.html -O</text:p>
      <text:p text:style-name="P6">Similar a isto, se você tiver cookies em um arquivo, então você pode enviá-lo para o site. Veja o exemplo abaixo: </text:p>
      <text:p text:style-name="P5">curl --cookie Mycookies.txt https://www. samplewebsite.com</text:p>
      <text:h text:style-name="P3" text:outline-level="3"><text:soft-page-break/>Curl para FTP</text:h>
      <text:p text:style-name="P6">Comandos curl suportam FTP! Você podem usá-los para baixar arquivos de um servidor remoto.</text:p>
      <text:p text:style-name="P5">curl -u username:password -O ftp://sampleftpserver/testfile.tar.gz</text:p>
      <text:p text:style-name="Text_20_body"><text:span text:style-name="T1">No comando acima, </text:span><text:span text:style-name="T2">ftp://sampleftpserver</text:span> <text:span text:style-name="T1">é um servidor FTP que aceita conexões. O nome do usuário e senha podem ser ignorados por conexões FTP anônimas. Digite o comando e veja a barra de progresso ser preenchida.</text:span></text:p>
      <text:p text:style-name="P6">Você pode subir arquivos da mesma forma com os comandos abaixo:</text:p>
      <text:p text:style-name="P5">curl -u username:password -T testfile.tar.gz ftp://sampleftpserver</text:p>
      <text:p text:style-name="P6">De novo, podemos podemos ignorar nome do usuário e senha por conexões FTP anônimas.</text:p>
      <text:h text:style-name="P3" text:outline-level="3">Limitando Saídas Curl</text:h>
      <text:p text:style-name="P6">Ao usar curl você não pode saber o tamanho das saídas. Você pode restringir a largura de banda para garantir que não será esmagado pelo curl.</text:p>
      <text:p text:style-name="P6">O comando abaixo restringe a largura de banda em 100K:</text:p>
      <text:p text:style-name="P5">curl --limit-rate 100K http://testdomain.com/samplefile.tar.gz -O</text:p>
      <text:h text:style-name="P2" text:outline-level="2">Resumo</text:h>
      <text:p text:style-name="Text_20_body"><text:span text:style-name="T1">Curl é um </text:span><text:a xlink:type="simple" xlink:href="https://www.hostinger.com.br/tutoriais/lista-de-comandos-basicos-ssh/" text:style-name="Internet_20_link" text:visited-style-name="Visited_20_Internet_20_Link"><text:span text:style-name="Strong_20_Emphasis"><text:span text:style-name="T1">comando</text:span></text:span></text:a><text:span text:style-name="T1"> inteligente e poderoso. É muito útil quando você depende de </text:span><text:a xlink:type="simple" xlink:href="https://www.hostinger.com.br/tutoriais/o-que-e-cli" text:style-name="Internet_20_link" text:visited-style-name="Visited_20_Internet_20_Link"><text:span text:style-name="Strong_20_Emphasis">linhas de comando</text:span></text:a><text:span text:style-name="T1">. Ele tem diversas opções e suporta protocolos múltiplos. Esta é uma ótima razão para aprender este comando. </text:span></text:p>
      <text:p text:style-name="P6">Lembre-se, se você quer aprender comandos avançados, simplesmente consulte o manual que deve estar presente em todas as versões Unix.</text:p>
      <text:p text:style-name="P5">man curl</text:p>
      <text:p text:style-name="P6">Espero que este tutorial seja um bom começo para você usar o Curl. Como você usa este comando? Conta pra gente nos comentários abaixo!</text:p>
      <text:p text:style-name="Standard"><text:a xlink:type="simple" xlink:href="https://www.hostinger.com.br/tutoriais/comando-curl-linux" text:style-name="Internet_20_link" text:visited-style-name="Visited_20_Internet_20_Link">https://www.hostinger.com.br/tutoriais/comando-curl-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17:58:40.257308160</meta:creation-date>
    <dc:date>2022-03-25T17:59:52.387876016</dc:date>
    <meta:editing-duration>PT1M15S</meta:editing-duration>
    <meta:editing-cycles>2</meta:editing-cycles>
    <meta:generator>LibreOffice/6.4.7.2$Linux_X86_64 LibreOffice_project/40$Build-2</meta:generator>
    <meta:document-statistic meta:table-count="0" meta:image-count="0" meta:object-count="0" meta:page-count="6" meta:paragraph-count="122" meta:word-count="1365" meta:character-count="8885" meta:non-whitespace-character-count="7638"/>
  </office:meta>
</office:document-meta>
</file>